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652d5d"/>
    </style:style>
    <style:style style:name="P2" style:family="paragraph" style:parent-style-name="Text_20_body">
      <style:text-properties officeooo:paragraph-rsid="0067ec66"/>
    </style:style>
    <style:style style:name="P3" style:family="paragraph" style:parent-style-name="Text_20_body">
      <style:text-properties officeooo:paragraph-rsid="006942ba"/>
    </style:style>
    <style:style style:name="P4" style:family="paragraph" style:parent-style-name="Text_20_body">
      <style:text-properties officeooo:paragraph-rsid="006af01a"/>
    </style:style>
    <style:style style:name="P5" style:family="paragraph" style:parent-style-name="Text_20_body">
      <style:text-properties officeooo:paragraph-rsid="006c9a86"/>
    </style:style>
    <style:style style:name="P6" style:family="paragraph" style:parent-style-name="Text_20_body">
      <style:text-properties officeooo:paragraph-rsid="006d440e"/>
    </style:style>
    <style:style style:name="P7" style:family="paragraph" style:parent-style-name="Text_20_body">
      <style:paragraph-properties fo:text-align="start" style:justify-single-word="false"/>
      <style:text-properties fo:font-size="14pt" fo:font-weight="bold" officeooo:rsid="006e0a4e" officeooo:paragraph-rsid="006e0a4e" style:font-size-asian="14pt" style:font-weight-asian="bold" style:font-size-complex="14pt" style:font-weight-complex="bold"/>
    </style:style>
    <style:style style:name="P8" style:family="paragraph" style:parent-style-name="Text_20_body">
      <style:paragraph-properties fo:text-align="start" style:justify-single-word="false"/>
      <style:text-properties fo:font-size="12pt" fo:font-weight="normal" officeooo:rsid="006e0a4e" officeooo:paragraph-rsid="006e0a4e" style:font-size-asian="12pt" style:font-weight-asian="normal" style:font-size-complex="12pt" style:font-weight-complex="normal"/>
    </style:style>
    <style:style style:name="P9" style:family="paragraph" style:parent-style-name="Text_20_body">
      <style:text-properties officeooo:rsid="006705ed" officeooo:paragraph-rsid="006705ed"/>
    </style:style>
    <style:style style:name="P10" style:family="paragraph" style:parent-style-name="Text_20_body">
      <style:text-properties style:font-name="Calibri" fo:font-size="12pt" officeooo:rsid="006e0a4e" officeooo:paragraph-rsid="006e0a4e"/>
    </style:style>
    <style:style style:name="P11" style:family="paragraph" style:parent-style-name="Text_20_body">
      <style:text-properties style:font-name="Calibri" fo:font-size="12pt" officeooo:rsid="006af01a" officeooo:paragraph-rsid="00652d5d"/>
    </style:style>
    <style:style style:name="P12" style:family="paragraph" style:parent-style-name="Text_20_body">
      <style:text-properties style:font-name="Calibri" fo:font-size="12pt" officeooo:rsid="006af01a" style:font-size-asian="12pt" style:font-size-complex="12pt"/>
    </style:style>
    <style:style style:name="P13" style:family="paragraph" style:parent-style-name="Text_20_body">
      <style:text-properties style:font-name="Calibri" fo:font-size="12pt" officeooo:rsid="006af01a" officeooo:paragraph-rsid="006af01a" style:font-size-asian="12pt" style:font-size-complex="12pt"/>
    </style:style>
    <style:style style:name="P14" style:family="paragraph" style:parent-style-name="Text_20_body">
      <style:text-properties style:font-name="Calibri" fo:font-size="12pt" officeooo:rsid="006af01a" officeooo:paragraph-rsid="0079098c" style:font-size-asian="12pt" style:font-size-complex="12pt"/>
    </style:style>
    <style:style style:name="P15" style:family="paragraph" style:parent-style-name="Text_20_body">
      <style:text-properties style:font-name="Calibri" fo:font-size="12pt" officeooo:rsid="006af01a" officeooo:paragraph-rsid="007ab45d" style:font-size-asian="12pt" style:font-size-complex="12pt"/>
    </style:style>
    <style:style style:name="P16" style:family="paragraph" style:parent-style-name="Text_20_body">
      <style:text-properties style:font-name="Calibri" fo:font-size="12pt" officeooo:rsid="006af01a" officeooo:paragraph-rsid="007ee45d" style:font-size-asian="12pt" style:font-size-complex="12pt"/>
    </style:style>
    <style:style style:name="P17" style:family="paragraph" style:parent-style-name="Text_20_body">
      <style:text-properties style:font-name="Calibri" fo:font-size="12pt" officeooo:rsid="006af01a" officeooo:paragraph-rsid="0080514f" style:font-size-asian="12pt" style:font-size-complex="12pt"/>
    </style:style>
    <style:style style:name="P18" style:family="paragraph" style:parent-style-name="Text_20_body">
      <style:text-properties style:font-name="Calibri" fo:font-size="12pt" officeooo:rsid="006c9a86" officeooo:paragraph-rsid="006c9a86" style:font-size-asian="12pt" style:font-size-complex="12pt"/>
    </style:style>
    <style:style style:name="P19" style:family="paragraph" style:parent-style-name="Text_20_body">
      <style:text-properties officeooo:paragraph-rsid="007ee45d"/>
    </style:style>
    <style:style style:name="P20" style:family="paragraph" style:parent-style-name="Heading_20_1">
      <style:text-properties officeooo:rsid="006705ed"/>
    </style:style>
    <style:style style:name="P21" style:family="paragraph" style:parent-style-name="Heading_20_1">
      <style:text-properties style:font-name="Calibri" fo:font-size="14pt" officeooo:rsid="006c9a86" style:font-size-asian="14pt" style:font-size-complex="14pt"/>
    </style:style>
    <style:style style:name="P22" style:family="paragraph" style:parent-style-name="Heading_20_1">
      <style:text-properties style:font-name="Calibri" fo:font-size="14pt" officeooo:rsid="006af01a" officeooo:paragraph-rsid="006af01a" style:font-size-asian="14pt" style:font-size-complex="14pt"/>
    </style:style>
    <style:style style:name="P23" style:family="paragraph" style:parent-style-name="Heading_20_2">
      <style:text-properties officeooo:rsid="006942ba" officeooo:paragraph-rsid="006942ba"/>
    </style:style>
    <style:style style:name="P24" style:family="paragraph" style:parent-style-name="Heading_20_2">
      <style:text-properties officeooo:paragraph-rsid="006705ed"/>
    </style:style>
    <style:style style:name="P25" style:family="paragraph" style:parent-style-name="Heading_20_2">
      <style:text-properties style:font-name="Calibri" fo:font-size="12pt" officeooo:rsid="006af01a" officeooo:paragraph-rsid="006af01a" style:font-size-asian="12pt" style:font-size-complex="12pt"/>
    </style:style>
    <style:style style:name="P26" style:family="paragraph" style:parent-style-name="Heading_20_2">
      <style:text-properties officeooo:paragraph-rsid="007ee45d"/>
    </style:style>
    <style:style style:name="T1" style:family="text">
      <style:text-properties officeooo:rsid="0010467a"/>
    </style:style>
    <style:style style:name="T2" style:family="text">
      <style:text-properties style:font-name="Calibri" fo:font-size="12pt" officeooo:rsid="0010467a"/>
    </style:style>
    <style:style style:name="T3" style:family="text">
      <style:text-properties style:font-name="Calibri" fo:font-size="12pt" officeooo:rsid="006af01a" style:font-size-asian="12pt" style:font-size-complex="12pt"/>
    </style:style>
    <style:style style:name="T4" style:family="text">
      <style:text-properties style:font-name="Calibri" fo:font-size="12pt" officeooo:rsid="006c37bd" style:font-size-asian="12pt" style:font-size-complex="12pt"/>
    </style:style>
    <style:style style:name="T5" style:family="text">
      <style:text-properties style:font-name="Calibri" fo:font-size="12pt" officeooo:rsid="006c9a86"/>
    </style:style>
    <style:style style:name="T6" style:family="text">
      <style:text-properties style:font-name="Calibri" fo:font-size="12pt" officeooo:rsid="006d11a3"/>
    </style:style>
    <style:style style:name="T7" style:family="text">
      <style:text-properties style:font-name="Calibri" fo:font-size="12pt" officeooo:rsid="006d440e"/>
    </style:style>
    <style:style style:name="T8" style:family="text">
      <style:text-properties officeooo:rsid="006705ed"/>
    </style:style>
    <style:style style:name="T9" style:family="text">
      <style:text-properties officeooo:rsid="0067ec66"/>
    </style:style>
    <style:style style:name="T10" style:family="text">
      <style:text-properties officeooo:rsid="00693661"/>
    </style:style>
    <style:style style:name="T11" style:family="text">
      <style:text-properties officeooo:rsid="006942ba"/>
    </style:style>
    <style:style style:name="T12" style:family="text">
      <style:text-properties officeooo:rsid="006a1e70"/>
    </style:style>
    <style:style style:name="T13" style:family="text">
      <style:text-properties officeooo:rsid="006ea200"/>
    </style:style>
    <style:style style:name="T14" style:family="text">
      <style:text-properties officeooo:rsid="00724dce"/>
    </style:style>
    <style:style style:name="T15" style:family="text">
      <style:text-properties officeooo:rsid="0073a8b0"/>
    </style:style>
    <style:style style:name="T16" style:family="text">
      <style:text-properties officeooo:rsid="00773c2f"/>
    </style:style>
    <style:style style:name="T17" style:family="text">
      <style:text-properties officeooo:rsid="0079098c"/>
    </style:style>
    <style:style style:name="T18" style:family="text">
      <style:text-properties officeooo:rsid="007ab45d"/>
    </style:style>
    <style:style style:name="T19" style:family="text">
      <style:text-properties officeooo:rsid="007ba543"/>
    </style:style>
    <style:style style:name="T20" style:family="text">
      <style:text-properties officeooo:rsid="007d460e"/>
    </style:style>
    <style:style style:name="T21" style:family="text">
      <style:text-properties officeooo:rsid="007ee45d"/>
    </style:style>
    <style:style style:name="T22" style:family="text">
      <style:text-properties officeooo:rsid="007ef94e"/>
    </style:style>
    <style:style style:name="T23" style:family="text">
      <style:text-properties officeooo:rsid="007f595b"/>
    </style:style>
    <style:style style:name="T24" style:family="text">
      <style:text-properties officeooo:rsid="0080514f"/>
    </style:style>
    <style:style style:name="T25" style:family="text">
      <style:text-properties officeooo:rsid="00814c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rva simulator instructions</text:p>
      <text:p text:style-name="P8"><text:tab/>Alex Davies - University of Edinburgh</text:p>
      <text:p text:style-name="P8"><text:tab/>s0784670@sms.ed.ac.uk</text:p>
      <text:h text:style-name="P20" text:outline-level="1">Running simulation</text:h>
      <text:h text:style-name="P23" text:outline-level="2">Using Eclipse</text:h>
      <text:p text:style-name="P3"><text:span text:style-name="T11">I developed the simulator in the Ec</text:span><text:span text:style-name="T13">l</text:span><text:span text:style-name="T11">ipse development environment, so if you happen to have </text:span><text:span text:style-name="T14">Eclipse</text:span><text:span text:style-name="T11">, opening, compiling and running the project should be easy. This should just involve going to File/Import, General/Existing Project Into Workspace, and picking LarvaSim as the root directory.</text:span></text:p>
      <text:p text:style-name="P9"/>
      <text:h text:style-name="P24" text:outline-level="2"><text:span text:style-name="T8">Compiling and running </text:span><text:span text:style-name="T10">from the commandline</text:span></text:h>
      <text:p text:style-name="P9">To compile the simulation using the command line, from directory LarvaSim:</text:p>
      <text:p text:style-name="P2"><text:span text:style-name="T8"><text:tab/></text:span><text:span text:style-name="T9">javac -cp src;lib/jchart2d-3.2.2/jchart2d-3.2.2.jar -d bin src/</text:span><text:span text:style-name="T15">simulation/</text:span><text:span text:style-name="T9">SimRunner.java</text:span></text:p>
      <text:p text:style-name="P2"><text:span text:style-name="T12">Then t</text:span><text:span text:style-name="T9">o run the simulation (again from directory LarvaSim):</text:span></text:p>
      <text:p text:style-name="P1"><text:span text:style-name="T1"><text:tab/>java -cp bin;lib/jchart2d-3.2.2/jchart2d-3.2</text:span><text:span text:style-name="T2">.2.jar </text:span><text:span text:style-name="T2">SimRunner</text:span></text:p>
      <text:p text:style-name="P10">(For linux, replace ';' with ':')</text:p>
      <text:h text:style-name="P21" text:outline-level="1">Simulation output</text:h>
      <text:p text:style-name="P5"><text:span text:style-name="T5">The simulation outputs data <text:s/>to the Data directory. Each run produces three files, named with the name given in SimRunner.java. </text:span><text:span text:style-name="T6">These store raw data for each timestep, indexes of turn starts and stops, and the parameters used for that run.</text:span></text:p>
      <text:p text:style-name="P6"><text:span text:style-name="T7">I use a bunch of Matlab code to analyse this output. I've included the code, but it is largely 'personal use' code and I'm not sure it will make much sense or be very useful to anyone else! Feel </text:span><text:span text:style-name="T7">free to ask me anything about it however.</text:span></text:p>
      <text:p text:style-name="P11"/>
      <text:h text:style-name="P22" text:outline-level="1">Editing the simulation</text:h>
      <text:p text:style-name="P12">If you want to make changes to anything in the simulation, you need to edit the .java files in the src directory. The most important are detailed below.</text:p>
      <text:p text:style-name="P18"><text:soft-page-break/>If you make any changes you'll need to recompile and run the simulation, see above. (Clearly this isn't ideal, particularly when you're just changing parameter values. I <text:span text:style-name="T16">may add</text:span> in-program parameter setting at some point!)</text:p>
      <text:p text:style-name="P18"/>
      <text:h text:style-name="P25" text:outline-level="2">SimRunner.java</text:h>
      <text:p text:style-name="P13">This is where the simulation launches from. The parameters are set here, so you can change them, as well as changing the run time and speedup of the simulation.</text:p>
      <text:p text:style-name="P14"><text:span text:style-name="T17">e.g. you </text:span><text:span text:style-name="T18">could do</text:span></text:p>
      <text:p text:style-name="P14"><text:span text:style-name="T17">parameters.headCastAngle = Math.PI/2;</text:span></text:p>
      <text:p text:style-name="P15"><text:span text:style-name="T18">to change the headCastAngle from its default value.</text:span></text:p>
      <text:p text:style-name="P13"/>
      <text:h text:style-name="P25" text:outline-level="2">Larva.java</text:h>
      <text:p text:style-name="P13"><text:span text:style-name="T19">The Larva class contains stuff that's generic to all implementations of my larvae, particularly code doing the fundamental moving stuff and drawing them to the screen. </text:span><text:span text:style-name="T20">However, it doesn't contain any of the behavioural rules –</text:span><text:span text:style-name="T21"> these are encoded in the 'update' method of any subclass of Larva.</text:span></text:p>
      <text:p text:style-name="P16"><text:span text:style-name="T21">There are quite a few of these at the moment, which have come from when I've been playing around with different possible behaviours.</text:span></text:p>
      <text:p text:style-name="P16"><text:span text:style-name="T21">(Note that the Larva class actually contains the code for storing perception values and some of the kernel stuff. This will probably be moved out of here eventually, as it doesn't really belong.)</text:span></text:p>
      <text:p text:style-name="P16"><text:span text:style-name="T21"/></text:p>
      <text:h text:style-name="P26" text:outline-level="2"><text:span text:style-name="T21">AlgoLarva.java</text:span></text:h>
      <text:p text:style-name="P19"><text:span text:style-name="T21">This is the simple algorithmic larva I've used a lot, with transitions between runs and turns based on convolution of a kernel with </text:span><text:span text:style-name="T22">perceptual history. (Actually, I'm currently using Larva_NoBackswing more at the moment, which is almost the same, but doesn't terminate head casts on the backswing of </text:span><text:span text:style-name="T23">head casts.)</text:span></text:p>
      <text:p text:style-name="P17"><text:span text:style-name="T24">If you want to create a new type of larva,</text:span><text:span text:style-name="T25"> this class is probably a good reference.</text:span></text:p>
      <text:p text:style-name="P13"/>
      <text:h text:style-name="P25" text:outline-level="2">LarvaData.java</text:h>
      <text:p text:style-name="P13">Determines what gets stored as the simulation runs, and also what gets output to a file at the end <text:soft-page-break/>of the simulation run.</text:p>
      <text:p text:style-name="P13"/>
      <text:h text:style-name="P25" text:outline-level="2">GraphWindow.java</text:h>
      <text:p text:style-name="P4"><text:span text:style-name="T3">Determines what data is shown on graphs as the simulation runs. </text:span><text:span text:style-name="T4">The steps to add a new graph are detailed in the 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line-height="150%" fo:text-align="start" style:justify-single-word="false" fo:keep-with-next="always"/>
      <style:text-properties style:font-name="Arial"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style:text-properties style:font-name="Calibri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line-height="150%" fo:text-align="start" style:justify-single-word="false"/>
      <style:text-properties style:font-name="Calibri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2pt" fo:font-style="italic" fo:font-weight="normal" style:font-size-asian="14pt" style:font-weight-asian="bold" style:font-size-complex="14pt" style:font-weight-complex="bold"/>
    </style:style>
    <style:style style:name="Figure" style:family="paragraph" style:parent-style-name="Caption">
      <style:paragraph-properties fo:line-height="150%" fo:text-align="center" style:justify-single-word="false"/>
      <style:text-properties style:font-name="Calibri1" fo:font-style="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1:32:40.48</meta:creation-date>
    <meta:editing-duration>PT9H35M27S</meta:editing-duration>
    <meta:editing-cycles>107</meta:editing-cycles>
    <meta:generator>LibreOffice/3.6$Windows_x86 LibreOffice_project/932b512-69e3009-7a10e5c-fc86223-a55908</meta:generator>
    <dc:title>Document</dc:title>
    <dc:date>2013-06-06T14:56:32.70</dc:date>
    <meta:document-statistic meta:table-count="0" meta:image-count="0" meta:object-count="0" meta:page-count="3" meta:paragraph-count="34" meta:word-count="530" meta:character-count="3270" meta:non-whitespace-character-count="2779"/>
    <meta:user-defined meta:name="Mendeley Document_1">True</meta:user-defined>
    <meta:user-defined meta:name="Mendeley User Name_1">s0784670@sms.ed.ac.uk@www.mendeley.com</meta:user-defined>
    <meta:template xlink:type="simple" xlink:actuate="onRequest" xlink:title="Document" xlink:href="file:///C:/Users/Alex/AppData/Roaming/LibreOffice/3/user/template/Document1.ott" meta:date="2013-03-12T11:32:38.25"/>
  </office:meta>
</office:document-meta>
</file>